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02cm solid #000000" fo:border-right="none" fo:border-top="0.002cm solid #000000" fo:border-bottom="none"/>
    </style:style>
    <style:style style:name="Tabella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rebuchet MS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#ffff00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ext_20_body">
      <style:paragraph-properties fo:margin-top="0cm" fo:margin-bottom="0cm" fo:line-height="138%" style:writing-mode="lr-tb"/>
    </style:style>
    <style:style style:name="P6" style:family="paragraph" style:parent-style-name="Table_20_Contents">
      <style:text-properties style:font-name="Trebuchet MS" fo:font-size="10pt" style:font-size-asian="10pt" style:font-size-complex="10pt"/>
    </style:style>
    <style:style style:name="P7" style:family="paragraph" style:parent-style-name="Heading_20_2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rebuchet MS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 text:name="docs-internal-guid-fa3a49fb-884b-5896-67ee-4e063f90151c"/>Esercizi (tratti da temi d’esame)</text:h>
      <text:p text:style-name="P2">Si realizzi una pagina in cui:</text:p>
      <text:p text:style-name="Text_20_body"/>
      <text:p text:style-name="P3">1. Sia presente, al centro dello schermo, un quadrato, di colore rosso, e lato pari a ⅓ dell’altezza dello schermo</text:p>
      <text:p text:style-name="P2">2. Cliccando all’interno del quadrato, questo ruota di 225 (180+45) gradi, in senso antiorario, con una transizione che dura mezzo secondo</text:p>
      <text:p text:style-name="P2">3. Cliccando di nuovo all’interno del quadrato, compare (si scelga un effetto di apparizione a piacere) un altro quadrato, all’interno del primo, ma di lato pari alla metà (il quadrato più piccolo è “centrato” in quello grande)</text:p>
      <text:p text:style-name="P2">4. Ricliccando all’interno del quadrato, i due quadrati cominciano a ruotare, quello grande in senso orario, quello piccolo interno in senso antiorario, facendo un giro al secondo</text:p>
      <text:p text:style-name="Text_20_body"/>
      <text:p text:style-name="P5"><text:span text:style-name="T1">Soluzione: </text:span><text:a xlink:type="simple" xlink:href="https://codepen.io/anon/pen/WJXEWj" text:style-name="Internet_20_link" text:visited-style-name="Visited_20_Internet_20_Link"><text:span text:style-name="T2">https://codepen.io/anon/pen/WJXEWj</text:span></text:a></text:p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6">HTML</text:p>
          </table:table-cell>
          <table:table-cell table:style-name="Tabella1.A1" office:value-type="string">
            <text:p text:style-name="P6">CSS</text:p>
          </table:table-cell>
          <table:table-cell table:style-name="Tabella1.C1" office:value-type="string">
            <text:p text:style-name="P6">JS</text:p>
          </table:table-cell>
        </table:table-row>
        <table:table-row>
          <table:table-cell table:style-name="Tabella1.A2" office:value-type="string">
            <text:p text:style-name="P6">&lt;div id="quadrato" class="q center"&gt;&lt;/div&gt;</text:p>
            <text:p text:style-name="P6"/>
            <text:p text:style-name="P6">&lt;div id="quadratino" class="qino-off center"&gt;&lt;/div&gt;</text:p>
          </table:table-cell>
          <table:table-cell table:style-name="Tabella1.A2" office:value-type="string">
            <text:p text:style-name="Table_20_Contents">.<text:span text:style-name="T4">center { position: absolute;</text:span></text:p>
            <text:p text:style-name="P6"><text:s text:c="2"/>left: 50%;</text:p>
            <text:p text:style-name="P6"><text:s text:c="2"/>top: 50%;</text:p>
            <text:p text:style-name="P6"><text:s text:c="2"/>transform: translate(-50%, -50%); }</text:p>
            <text:p text:style-name="P6"/>
            <text:p text:style-name="P6">.q { <text:s/>background-color: red;</text:p>
            <text:p text:style-name="P6"><text:s text:c="2"/>height: 33vh;</text:p>
            <text:p text:style-name="P6"><text:s text:c="2"/>width: 33vh; }</text:p>
            <text:p text:style-name="P6"/>
            <text:p text:style-name="P6">.qino-off { <text:s/>height: 0vh;</text:p>
            <text:p text:style-name="P6"><text:s text:c="2"/>width: 0vh; }</text:p>
            <text:p text:style-name="P6"/>
            <text:p text:style-name="P6">.qino-on { background-color: yellow;</text:p>
            <text:p text:style-name="P6"><text:s text:c="2"/>height: 16vh;</text:p>
            <text:p text:style-name="P6"><text:s text:c="2"/>width: 16vh; }</text:p>
            <text:p text:style-name="P6"/>
            <text:p text:style-name="P6">.rotate { <text:s/>animation: rotation 0.5s forwards;}</text:p>
            <text:p text:style-name="P6"/>
            <text:p text:style-name="P6">.rotate-orario { animation: orario 1s infinite;}</text:p>
            <text:p text:style-name="P6"/>
            <text:p text:style-name="P6">.rotate-antiorario { <text:s/>animation: antiorario 1s infinite;}</text:p>
            <text:p text:style-name="P6"/>
            <text:p text:style-name="P6">@keyframes rotation {</text:p>
            <text:p text:style-name="P6"><text:s text:c="2"/>from { transform: translate(-50%, -50%)</text:p>
            <text:p text:style-name="P6">rotate(0deg); }</text:p>
            <text:p text:style-name="P6"><text:s text:c="2"/>to { <text:s/>transform: translate(-50%, -50%) rotate(-225deg); <text:s/>}</text:p>
            <text:p text:style-name="P6">}</text:p>
            <text:p text:style-name="P6"/>
            <text:p text:style-name="P6">@keyframes orario {</text:p>
            <text:p text:style-name="P6"><text:s text:c="2"/>from { <text:s text:c="3"/>transform: translate(-<text:soft-page-break/>50%, -50%)</text:p>
            <text:p text:style-name="P6">rotate(0deg);}</text:p>
            <text:p text:style-name="P6"><text:s text:c="2"/>to {</text:p>
            <text:p text:style-name="P6"><text:s text:c="4"/>transform: translate(-50%, -50%) rotate(360deg);</text:p>
            <text:p text:style-name="P6"><text:s text:c="2"/>}</text:p>
            <text:p text:style-name="P6">}</text:p>
            <text:p text:style-name="P6"/>
            <text:p text:style-name="P6">@keyframes antiorario {</text:p>
            <text:p text:style-name="P6"><text:s text:c="2"/>from {</text:p>
            <text:p text:style-name="P6"><text:s text:c="4"/>transform: translate(-50%, -50%)</text:p>
            <text:p text:style-name="P6">rotate(0deg);</text:p>
            <text:p text:style-name="P6">}</text:p>
            <text:p text:style-name="P6"><text:s text:c="2"/>to {</text:p>
            <text:p text:style-name="P6"><text:s text:c="4"/>transform: translate(-50%, -50%) rotate(-360deg);</text:p>
            <text:p text:style-name="P6"><text:s text:c="2"/>}</text:p>
            <text:p text:style-name="P6">}</text:p>
          </table:table-cell>
          <table:table-cell table:style-name="Tabella1.C2" office:value-type="string">
            <text:p text:style-name="P6">function ruota_quadrato_rosso() {</text:p>
            <text:p text:style-name="P6"><text:s text:c="2"/>$("#quadrato").addClass("rotate");</text:p>
            <text:p text:style-name="P6">}</text:p>
            <text:p text:style-name="P6"/>
            <text:p text:style-name="P6">function disegna_quadrato_giallo() {</text:p>
            <text:p text:style-name="P6"><text:s text:c="2"/>$("#quadratino").addClass("qino-on");</text:p>
            <text:p text:style-name="P6">}</text:p>
            <text:p text:style-name="P6"/>
            <text:p text:style-name="P6">function ruota_tutto() {</text:p>
            <text:p text:style-name="P6"><text:s text:c="2"/>$("#quadrato").addClass("rotate-orario");</text:p>
            <text:p text:style-name="P6"><text:s text:c="2"/>$("#quadratino").addClass("rotate-antiorario");</text:p>
            <text:p text:style-name="P6">}</text:p>
            <text:p text:style-name="P6"/>
            <text:p text:style-name="P6">function al_click() {</text:p>
            <text:p text:style-name="P6"><text:s text:c="2"/>if($("#quadratino").hasClass("qino-on"))</text:p>
            <text:p text:style-name="P6"><text:s text:c="4"/>ruota_tutto();</text:p>
            <text:p text:style-name="P6"><text:s text:c="2"/>else if($("#quadrato").hasClass("rotate"))</text:p>
            <text:p text:style-name="P6"><text:s text:c="4"/>disegna_quadrato_giallo();</text:p>
            <text:p text:style-name="P6"><text:s text:c="2"/>else</text:p>
            <text:p text:style-name="P6"><text:s text:c="4"/>ruota_quadrato_rosso();</text:p>
            <text:p text:style-name="P6">}</text:p>
            <text:p text:style-name="P6"/>
            <text:p text:style-name="P6">$("#quadrato").click(al_click);</text:p>
          </table:table-cell>
        </table:table-row>
      </table:table>
      <text:p text:style-name="Text_20_body"/>
      <text:p text:style-name="P2">----</text:p>
      <text:p text:style-name="Text_20_body"/>
      <text:p text:style-name="P2">Si realizzi una pagina in cui:</text:p>
      <text:p text:style-name="Text_20_body"/>
      <text:p text:style-name="P2">1. Sono presenti, ai vertici di un quadrato immaginario centrato nella pagina, quattro quadrati di colori diversi  (1pt)</text:p>
      <text:p text:style-name="P2">2. Cliccando sul quadrato in alto a sinistra, i due quadrati in alto si scambiano posizione (1pt)</text:p>
      <text:p text:style-name="P2">3. Cliccando sul quadrato in alto a destra (dopo lo scambio, cioè quello che prima era in alto a sinistra), i quadrati cominciano a girare in tondo, intorno centro dello schermo, al ritmo di un giro al secondo 1pt</text:p>
      <text:p text:style-name="P2">4. Passando il mouse su uno qualsiasi dei quadrati, questi si fermano (2pt)</text:p>
      <text:p text:style-name="Text_20_body"/>
      <text:p text:style-name="P2">----</text:p>
      <text:p text:style-name="Text_20_body"/>
      <text:p text:style-name="P2">Si realizzi una pagina in cui viene rappresentato un "sistema stellare":</text:p>
      <text:p text:style-name="Text_20_body"/>
      <text:p text:style-name="P2">1. al centro è presente un punto giallo (la stella), di dimensione a piacere (1pt)</text:p>
      <text:p text:style-name="P2">2. a una certa distanza dal punto giallo, è presente un punto blu (primo pianeta) (1pt) </text:p>
      <text:p text:style-name="P2">3. cliccando sul punto giallo, il punto blu comincia a ruotare, in senso orario, 1 giro al secondo intorno al punto giallo (2pt)</text:p>
      <text:p text:style-name="P2">4. ricliccando sul punto giallo, compare un altro punto, di colore rosso, più esterno del blu, che gira in senso antiorario, al ritmo di 1 giro ogni 2 secondi (2pt)</text:p>
      <text:p text:style-name="Text_20_body"/>
      <text:p text:style-name="P5"><text:span text:style-name="T1">Proposta di soluzione: </text:span><text:a xlink:type="simple" xlink:href="http://elementi-sistema-stellare.surge.sh/" text:style-name="Internet_20_link" text:visited-style-name="Visited_20_Internet_20_Link"><text:span text:style-name="T2">http://elementi-sistema-stellare.surge.sh</text:span></text:a></text:p>
      <text:p text:style-name="Text_20_body"/>
      <text:p text:style-name="P2">5. ricliccando sul punto giallo, i due pianeti invertono il senso di rotazione (2pt)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">&lt;!DOCTYPE html&gt;</text:p>
            <text:p text:style-name="P4">&lt;html lang="en"&gt;</text:p>
            <text:p text:style-name="P4">&lt;head&gt;</text:p>
            <text:p text:style-name="P4"><text:s text:c="4"/>&lt;meta charset="UTF-8"&gt;</text:p>
            <text:p text:style-name="P4"><text:s text:c="4"/>&lt;title&gt;&lt;/title&gt;</text:p>
            <text:p text:style-name="P4"><text:s text:c="4"/>&lt;script src="jquery.min.js"&gt;&lt;/script&gt;</text:p>
            <text:p text:style-name="P4"><text:s text:c="4"/>&lt;style&gt;</text:p>
            <text:p text:style-name="P4"><text:s text:c="8"/>#stella {</text:p>
            <text:p text:style-name="P4"><text:s text:c="12"/>background-color: yellow;</text:p>
            <text:p text:style-name="P4"><text:s text:c="12"/>width: 50px; height: 50px;</text:p>
            <text:p text:style-name="P4"><text:s text:c="12"/>position: absolute;</text:p>
            <text:p text:style-name="P4"><text:s text:c="12"/>top: 50%; left: 50%;</text:p>
            <text:p text:style-name="P4"><text:s text:c="12"/>transform: translate(-50%, -50%);</text:p>
            <text:p text:style-name="P4"><text:s text:c="12"/>border-radius: 50%;</text:p>
            <text:p text:style-name="P4"><text:s text:c="8"/>}</text:p>
            <text:p text:style-name="P4"><text:s text:c="8"/>#blu {</text:p>
            <text:p text:style-name="P4"><text:s text:c="12"/>background-color: blue;</text:p>
            <text:p text:style-name="P4"><text:s text:c="12"/>width: 40px; height: 40px;</text:p>
            <text:p text:style-name="P4"><text:s text:c="12"/>position: absolute;</text:p>
            <text:p text:style-name="P4"><text:s text:c="12"/>top:50%; right: 0;</text:p>
            <text:p text:style-name="P4"><text:s text:c="12"/>border-radius: 50%;</text:p>
            <text:p text:style-name="P4"><text:s text:c="8"/>}</text:p>
            <text:p text:style-name="P4"/>
            <text:p text:style-name="P4"><text:s text:c="8"/>#rosso{</text:p>
            <text:p text:style-name="P4"><text:s text:c="12"/>background-color: red;</text:p>
            <text:p text:style-name="P4"><text:s text:c="12"/>width: 40px; height: 40px;</text:p>
            <text:p text:style-name="P4"><text:s text:c="12"/>position: absolute;</text:p>
            <text:p text:style-name="P4"><text:s text:c="12"/>top:50%; right: 0;</text:p>
            <text:p text:style-name="P4"><text:s text:c="12"/>border-radius: 50%;</text:p>
            <text:p text:style-name="P4"><text:s text:c="8"/>}</text:p>
            <text:p text:style-name="P4"><text:s text:c="7"/></text:p>
            <text:p text:style-name="P4"><text:s text:c="8"/>@keyframes spin {</text:p>
            <text:p text:style-name="P4"><text:s text:c="12"/>from {transform: translate(-50%, -50%) rotate(0)}</text:p>
            <text:p text:style-name="P4"><text:s text:c="12"/>to {transform: translate(-50%, -50%) rotate(360deg)} </text:p>
            <text:p text:style-name="P4"><text:s text:c="8"/>} <text:s/></text:p>
            <text:p text:style-name="P4"/>
            <text:p text:style-name="P4"><text:s text:c="8"/>@keyframes spin2 {</text:p>
            <text:p text:style-name="P4"><text:s text:c="12"/>from {transform: translate(-50%, -50%) rotate(360deg)}</text:p>
            <text:p text:style-name="P4"><text:s text:c="12"/>to {transform: translate(-50%, -50%) rotate(0)} </text:p>
            <text:p text:style-name="P4"><text:s text:c="8"/>} <text:s/></text:p>
            <text:p text:style-name="P4"/>
            <text:p text:style-name="P4"><text:s text:c="8"/>#quadratoceleste {</text:p>
            <text:p text:style-name="P4"><text:s text:c="12"/>transform: translate(-50%, -50%);</text:p>
            <text:p text:style-name="P4"><text:s text:c="12"/>height: 400px;</text:p>
            <text:p text:style-name="P4"><text:s text:c="12"/>width: 400px;</text:p>
            <text:p text:style-name="P4"><text:soft-page-break/><text:s text:c="12"/>position: absolute;</text:p>
            <text:p text:style-name="P4"><text:s text:c="12"/>top:50%;</text:p>
            <text:p text:style-name="P4"><text:s text:c="12"/>left:50%;</text:p>
            <text:p text:style-name="P4"><text:s text:c="8"/>}</text:p>
            <text:p text:style-name="P4"/>
            <text:p text:style-name="P4"><text:s text:c="8"/>#quadratoceleste2 {</text:p>
            <text:p text:style-name="P4"><text:s text:c="12"/>transform: translate(-50%, -50%);</text:p>
            <text:p text:style-name="P4"><text:s text:c="12"/>height: 500px;</text:p>
            <text:p text:style-name="P4"><text:s text:c="12"/>width: 500px;</text:p>
            <text:p text:style-name="P4"><text:s text:c="12"/>position: absolute;</text:p>
            <text:p text:style-name="P4"><text:s text:c="12"/>top:50%;</text:p>
            <text:p text:style-name="P4"><text:s text:c="12"/>left:50%;</text:p>
            <text:p text:style-name="P4"><text:s text:c="8"/>}</text:p>
            <text:p text:style-name="P4"><text:s text:c="8"/></text:p>
            <text:p text:style-name="P4"><text:s text:c="8"/>#quadratoceleste.spinning {</text:p>
            <text:p text:style-name="P4"><text:s text:c="12"/>animation: spin 10s infinite linear;</text:p>
            <text:p text:style-name="P4"><text:s text:c="8"/>}</text:p>
            <text:p text:style-name="P4"/>
            <text:p text:style-name="P4"><text:s text:c="8"/>#quadratoceleste.spinning.contrario {</text:p>
            <text:p text:style-name="P4"><text:s text:c="12"/>animation: spin2 10s infinite linear;</text:p>
            <text:p text:style-name="P4"><text:s text:c="8"/>}</text:p>
            <text:p text:style-name="P4"><text:s text:c="8"/></text:p>
            <text:p text:style-name="P4"/>
            <text:p text:style-name="P4"><text:s text:c="8"/>#quadratoceleste2.spinning {</text:p>
            <text:p text:style-name="P4"><text:s text:c="12"/>animation: spin2 5s infinite linear;</text:p>
            <text:p text:style-name="P4"><text:s text:c="8"/>}</text:p>
            <text:p text:style-name="P4"><text:s text:c="8"/>#quadratoceleste2.spinning.contrario {</text:p>
            <text:p text:style-name="P4"><text:s text:c="12"/>animation: spin 5s infinite linear;</text:p>
            <text:p text:style-name="P4"><text:s text:c="8"/>}</text:p>
            <text:p text:style-name="P4"><text:s text:c="4"/>&lt;/style&gt;</text:p>
            <text:p text:style-name="P4">&lt;/head&gt;</text:p>
            <text:p text:style-name="P4">&lt;body&gt;</text:p>
            <text:p text:style-name="P4"><text:s text:c="4"/>&lt;div id="quadratoceleste"&gt;</text:p>
            <text:p text:style-name="P4"><text:s text:c="8"/>&lt;div id="blu"&gt;&lt;/div&gt;</text:p>
            <text:p text:style-name="P4"><text:s text:c="4"/>&lt;/div&gt;</text:p>
            <text:p text:style-name="P4"><text:s text:c="4"/>&lt;div id="quadratoceleste2"&gt;</text:p>
            <text:p text:style-name="P4"><text:s text:c="8"/>&lt;div id="rosso"&gt;&lt;/div&gt;</text:p>
            <text:p text:style-name="P4"><text:s text:c="4"/>&lt;/div&gt;</text:p>
            <text:p text:style-name="P4"><text:s text:c="4"/>&lt;div id="stella"&gt;&lt;/div&gt;</text:p>
            <text:p text:style-name="P4"><text:s text:c="4"/>&lt;script&gt;</text:p>
            <text:p text:style-name="P4"/>
            <text:p text:style-name="P4"><text:s text:c="4"/>var stato=0;</text:p>
            <text:p text:style-name="P4"/>
            <text:p text:style-name="P4"/>
            <text:p text:style-name="P4"><text:s text:c="4"/>$("#stella").on("click", function() {</text:p>
            <text:p text:style-name="P4"><text:soft-page-break/></text:p>
            <text:p text:style-name="P4"><text:s text:c="8"/>if(stato == 0) {</text:p>
            <text:p text:style-name="P4"><text:s text:c="12"/>// devo andare nello stato 1, in cui il pianeta blu gira</text:p>
            <text:p text:style-name="P4"><text:s text:c="12"/>$("#quadratoceleste").addClass("spinning");</text:p>
            <text:p text:style-name="P4"><text:s text:c="12"/>stato = 1;</text:p>
            <text:p text:style-name="P4"><text:s text:c="8"/>} else if(stato == 1) {</text:p>
            <text:p text:style-name="P4"><text:s text:c="12"/>$("#quadratoceleste2").addClass("spinning");</text:p>
            <text:p text:style-name="P4"><text:s text:c="12"/>stato = 2;</text:p>
            <text:p text:style-name="P4"><text:s text:c="8"/>} else if(stato == 2) {</text:p>
            <text:p text:style-name="P4"><text:s text:c="12"/>$("#quadratoceleste").addClass("contrario");</text:p>
            <text:p text:style-name="P4"><text:s text:c="12"/>$("#quadratoceleste2").addClass("contrario");</text:p>
            <text:p text:style-name="P4"><text:s text:c="12"/>stato = 3;</text:p>
            <text:p text:style-name="P4"/>
            <text:p text:style-name="P4"><text:s text:c="8"/>}</text:p>
            <text:p text:style-name="P4"/>
            <text:p text:style-name="P4"><text:s text:c="4"/>}) </text:p>
            <text:p text:style-name="P4"><text:s text:c="4"/></text:p>
            <text:p text:style-name="P4"><text:s text:c="4"/>&lt;/script&gt;</text:p>
            <text:p text:style-name="P4">&lt;/body&gt;</text:p>
            <text:p text:style-name="P4">&lt;/html&gt;</text:p>
          </table:table-cell>
        </table:table-row>
      </table:table>
      <text:p text:style-name="P1"/>
      <text:p text:style-name="P2">----</text:p>
      <text:p text:style-name="Text_20_body"/>
      <text:p text:style-name="P2">Si realizzi una pagina in cui:</text:p>
      <text:p text:style-name="Text_20_body"/>
      <text:p text:style-name="P2">1. Al centro è presente un quadrato verde (1pt)</text:p>
      <text:p text:style-name="P2">2. Cliccando sul quadrato verde, questo esce dal lato destro dello schermo, ed entra un cerchio blu (1pt)</text:p>
      <text:p text:style-name="P2">3. Cliccando sul cerchio blu, questo si trasforma in quadrato, e cambia colore (diventa rosso) 1pt</text:p>
      <text:p text:style-name="P2">4. Cliccando sul quadrato rosso, questo comincia a girare, al ritmo di 1 giro/secondo (2pt)</text:p>
      <text:p text:style-name="P2">5. Cliccando di nuovo sul quadrato rosso, questo esce dallo schermo, e ricompare il quadrato verde  (2pt)</text:p>
      <text:p text:style-name="Text_20_body"/>
      <text:p text:style-name="P2">----</text:p>
      <text:p text:style-name="Text_20_body"/>
      <text:p text:style-name="P2">Si realizzi una pagina in cui:</text:p>
      <text:p text:style-name="Text_20_body"/>
      <text:p text:style-name="P2">1. Al centro è presente un quadrato verde (1pt)</text:p>
      <text:p text:style-name="P2">2. Cliccando sul quadrato verde, questo esce dal lato destro dello schermo, ed entra un cerchio blu (1pt)</text:p>
      <text:p text:style-name="P2">3. Cliccando sul cerchio blu, questo si trasforma in quadrato, e parte un contatore al suo interno, che conta solo i numeri pari, al ritmo di uno al secondo</text:p>
      <text:p text:style-name="P2"><text:soft-page-break/>4. Cliccando sul quadrato blu, il conteggio continua dal primo numero dispari dopo quello a cui è arrivato (es: se il contatore conta 10, e clicco, questo continuerà a contare da 11), e conterà solo i numeri dispari  (2pt)</text:p>
      <text:p text:style-name="P2">5. Cliccando di nuovo sul quadrato rosso, questo esce dallo schermo, e ricompare il quadrato verde  (2pt)</text:p>
      <text:p text:style-name="Text_20_body"/>
      <text:p text:style-name="P2">---</text:p>
      <text:p text:style-name="Text_20_body"/>
      <text:p text:style-name="P2">Si realizzi una pagina in cui:</text:p>
      <text:p text:style-name="Text_20_body"/>
      <text:p text:style-name="P2">1. Ai quattro angoli sono presenti quattro quadrati, di colori diversi arbitrari(1pt)</text:p>
      <text:p text:style-name="P2">2. Cliccando su uno qualsiasi dei quadrati, questo si porta al centro esatto dello schermo (1pt)</text:p>
      <text:p text:style-name="P2">3. Cliccando su un quadrato, dopo che si è portato al centro dello schermo, questo comincia ad oscillare orizzontalmente con ampiezza pari a metà dello schermo, e frequenza arbitraria, compresa tra 1 secondo e 5 secondi. (2pt)</text:p>
      <text:p text:style-name="P5"><text:span text:style-name="T1">4. Cliccando su un quadrato oscillante, questo si riporta nella posizione originaria, in un angolo dello schermo (2pt)</text:span></text:p>
      <text:p text:style-name="P5"><text:span text:style-name="T1">Proposta di soluzione: </text:span><text:a xlink:type="simple" xlink:href="https://codepen.io/anon/pen/XqOOxP" text:style-name="Internet_20_link" text:visited-style-name="Visited_20_Internet_20_Link"><text:span text:style-name="T2">https://codepen.io/anon/pen/XqOOxP</text:span></text:a></text:p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6">HTML</text:p>
          </table:table-cell>
          <table:table-cell table:style-name="Tabella3.A1" office:value-type="string">
            <text:p text:style-name="P6">CSS</text:p>
          </table:table-cell>
          <table:table-cell table:style-name="Tabella3.C1" office:value-type="string">
            <text:p text:style-name="P6">JS</text:p>
          </table:table-cell>
        </table:table-row>
        <table:table-row>
          <table:table-cell table:style-name="Tabella3.A2" office:value-type="string">
            <text:p text:style-name="P6">&lt;div id="q1" class="quadrato sinistra alto"&gt;&lt;/div&gt;</text:p>
            <text:p text:style-name="P6">&lt;div id="q2" class="quadrato sinistra basso"&gt;&lt;/div&gt;</text:p>
            <text:p text:style-name="P6">&lt;div id="q3" class="quadrato destra alto"&gt;&lt;/div&gt;</text:p>
            <text:p text:style-name="P6">&lt;div id="q4" class="quadrato destra basso"&gt;&lt;/div&gt;</text:p>
          </table:table-cell>
          <table:table-cell table:style-name="Tabella3.A2" office:value-type="string">
            <text:p text:style-name="P6">#q1 { <text:s/>background-color: red;}</text:p>
            <text:p text:style-name="P6">#q2 { <text:s/>background-color: blue;}</text:p>
            <text:p text:style-name="P6">#q3 { <text:s/>background-color: green;}</text:p>
            <text:p text:style-name="P6">#q4 { <text:s/>background-color: yellow;}</text:p>
            <text:p text:style-name="P6"/>
            <text:p text:style-name="P6">.quadrato { <text:s/>width: 50px;</text:p>
            <text:p text:style-name="P6"><text:s text:c="2"/>height: 50px;</text:p>
            <text:p text:style-name="P6"><text:s text:c="2"/>position: absolute;}</text:p>
            <text:p text:style-name="P6"/>
            <text:p text:style-name="P6">.sinistra { <text:s/>left: 0;}</text:p>
            <text:p text:style-name="P6">.alto { <text:s/>top: 0;}</text:p>
            <text:p text:style-name="P6">.basso { <text:s/>bottom: 0;}</text:p>
            <text:p text:style-name="P6">.destra { <text:s/>right: 0;}</text:p>
            <text:p text:style-name="P6"/>
            <text:p text:style-name="P6">.centro { <text:s/>top: 50%;</text:p>
            <text:p text:style-name="P6"><text:s text:c="2"/>left: 50%;</text:p>
            <text:p text:style-name="P6"><text:s text:c="2"/>transform: translate(-50%, -50%);</text:p>
            <text:p text:style-name="P6">}</text:p>
            <text:p text:style-name="P6"/>
            <text:p text:style-name="P6">@keyframes oscillazione {</text:p>
            <text:p text:style-name="P6"><text:s text:c="4"/>from {left: 50%;}</text:p>
            <text:p text:style-name="P6"><text:s text:c="4"/>25% {left: 25%;}</text:p>
            <text:p text:style-name="P6"><text:s text:c="4"/>50% {left: 50%;}</text:p>
            <text:p text:style-name="P6"><text:s text:c="4"/>75% {left: 75%;}</text:p>
            <text:p text:style-name="P6"><text:s text:c="4"/>to {left: 50%;}</text:p>
            <text:p text:style-name="P6">}</text:p>
            <text:p text:style-name="P6"/>
            <text:p text:style-name="P6">.oscilla {</text:p>
            <text:p text:style-name="P6"><text:s text:c="2"/>animation: oscillazione 2s linear infinite;</text:p>
            <text:p text:style-name="P6">}</text:p>
          </table:table-cell>
          <table:table-cell table:style-name="Tabella3.C2" office:value-type="string">
            <text:p text:style-name="P6">function trasforma() {</text:p>
            <text:p text:style-name="P6"><text:s text:c="2"/>if($(this).hasClass("oscilla")) {</text:p>
            <text:p text:style-name="P6"><text:s text:c="4"/>$(this).removeClass("oscilla");</text:p>
            <text:p text:style-name="P6"><text:s text:c="4"/>$(this).removeClass("centro")</text:p>
            <text:p text:style-name="P6"><text:s text:c="2"/>}</text:p>
            <text:p text:style-name="P6"><text:s text:c="2"/>else if($(this).hasClass("centro"))</text:p>
            <text:p text:style-name="P6"><text:s text:c="6"/>$(this).addClass("oscilla"); <text:s text:c="3"/></text:p>
            <text:p text:style-name="P6"><text:s text:c="2"/>else</text:p>
            <text:p text:style-name="P6"><text:s text:c="4"/>$(this).addClass("centro");</text:p>
            <text:p text:style-name="P6">}</text:p>
            <text:p text:style-name="P6"/>
            <text:p text:style-name="P6">$(".quadrato").click(trasforma)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 Corradi</meta:initial-creator>
    <meta:creation-date>2018-07-11T09:43:32.19</meta:creation-date>
    <meta:document-statistic meta:table-count="3" meta:image-count="0" meta:object-count="0" meta:page-count="6" meta:paragraph-count="243" meta:word-count="1100" meta:character-count="8812"/>
    <dc:date>2018-07-11T11:30:25.78</dc:date>
    <dc:creator>Sara Corradi</dc:creator>
    <meta:editing-duration>PT5S</meta:editing-duration>
    <meta:editing-cycles>1</meta:editing-cycles>
    <meta:generator>OpenOffice/4.1.4$Win32 OpenOffice.org_project/414m5$Build-9788</meta:generator>
  </office:meta>
</office:document-meta>
</file>